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1.796cm"/>
    </style:style>
    <style:style style:name="Tabelle1.B" style:family="table-column">
      <style:table-column-properties style:column-width="15.21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color="#ff0000" style:font-name="Courier New" fo:font-size="8pt" style:font-size-asian="8pt" style:font-size-complex="8pt"/>
    </style:style>
    <style:style style:name="P4" style:family="paragraph" style:parent-style-name="Standard">
      <style:text-properties fo:color="#000000" style:font-name="Courier New" fo:font-size="8pt" fo:background-color="#ffccff" style:font-size-asian="8pt" style:font-size-complex="8pt"/>
    </style:style>
    <style:style style:name="P5" style:family="paragraph" style:parent-style-name="Standard">
      <style:text-properties style:font-name="Courier New" fo:font-size="8pt" fo:background-color="#ffff99" style:font-size-asian="8pt" style:font-size-complex="8pt"/>
    </style:style>
    <style:style style:name="P6" style:family="paragraph" style:parent-style-name="Standard">
      <style:text-properties style:font-name="Courier New" fo:font-size="8pt" fo:background-color="#ffccff" style:font-size-asian="8pt" style:font-size-complex="8pt"/>
    </style:style>
    <style:style style:name="P7" style:family="paragraph" style:parent-style-name="Standard">
      <style:text-properties fo:color="#ff0000" style:font-name="Courier New" fo:font-size="8pt" fo:background-color="#ffff99" style:font-size-asian="8pt" style:font-size-complex="8pt"/>
    </style:style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ff3333" fo:background-color="#ff3333"/>
    </style:style>
    <style:style style:name="T4" style:family="text">
      <style:text-properties fo:background-color="#ff3333"/>
    </style:style>
    <style:style style:name="T5" style:family="text">
      <style:text-properties fo:background-color="#ffff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-equired, q-uery, s-et, w-anted, o-ptional</text:p>
      <text:p text:style-name="P1"/>
      <text:p text:style-name="P1">competition: {</text:p>
      <text:p text:style-name="P4"><text:s text:c="2"/>r : saisonId: "2019",</text:p>
      <text:p text:style-name="P4"><text:s text:c="2"/>r : competitionId: "011008a",</text:p>
      <text:p text:style-name="P1"><text:s text:c="2"/>q : ligaId: "Oberliga",</text:p>
      <text:p text:style-name="P1"><text:s text:c="2"/>q : tableId: "Westfalen",</text:p>
      <text:p text:style-name="P1"><text:s text:c="2"/>i : status: "3",</text:p>
      <text:p text:style-name="P1"><text:s text:c="2"/>i : scheme: "",</text:p>
      <text:p text:style-name="P1"><text:s text:c="2"/>s : manualInput: "0",</text:p>
      <text:p text:style-name="P1"><text:s text:c="2"/>i : inTable: "1",</text:p>
      <text:p text:style-name="P1"><text:s text:c="2"/>i : inStatistics: "1",</text:p>
      <text:p text:style-name="P1"><text:s text:c="2"/>i : invalidated: "0",</text:p>
      <text:p text:style-name="P1"><text:s text:c="2"/>i : planned: "0",</text:p>
      <text:p text:style-name="P1"><text:s text:c="2"/>q : boutday: "1",</text:p>
      <text:p text:style-name="P1"><text:s text:c="2"/>i : homeTeamName: "TV Essen-Dellwig",</text:p>
      <text:p text:style-name="P1"><text:s text:c="2"/>i : opponentTeamName: "TSG Herdecke",</text:p>
      <text:p text:style-name="P6"><text:s text:c="2"/>r : homePoints: "25", </text:p>
      <text:p text:style-name="P6"><text:s text:c="2"/>r : opponentPoints: "15",</text:p>
      <text:p text:style-name="P1"><text:s text:c="2"/>q : boutDate: "2019-08-31",</text:p>
      <text:p text:style-name="P1"><text:s text:c="2"/>i : scaleTime: "19:00:00",</text:p>
      <text:p text:style-name="P5"><text:s text:c="2"/>w : audience: "50",</text:p>
      <text:p text:style-name="P1"><text:s text:c="2"/>i : location: "Gertrud-Bäumer-Realschule, Grünstraße 54, 45326 Essen",</text:p>
      <text:p text:style-name="P1"><text:s text:c="2"/>s : editorName: "Hasan Agca",</text:p>
      <text:p text:style-name="P5"><text:s text:c="2"/>w : editorComment: "Jerome Jan Eskiyapan (TV Dellwig) und Pietro Sabatino (TV Dellwig“,</text:p>
      <text:p text:style-name="P5"><text:s text:c="2"/>w : refereeName: "Manz",</text:p>
      <text:p text:style-name="P5"><text:s text:c="2"/>w : refereeGivenname: "Uwe",</text:p>
      <text:p text:style-name="P1"><text:s text:c="2"/>s : lastModified: "2020-08-21 23:01:03",</text:p>
      <text:p text:style-name="P1"><text:s text:c="2"/>s : editedAt: "2019-08-31 20:58:54",</text:p>
      <text:p text:style-name="P1"><text:s text:c="2"/>s : editedBy: "Hasan Agca",</text:p>
      <text:p text:style-name="P1"><text:s text:c="2"/>s : editedIpAddr: "109.40.65.107",</text:p>
      <text:p text:style-name="P1"><text:s text:c="2"/>i : controlledAt: "2019-09-03 14:13:52",</text:p>
      <text:p text:style-name="P1"><text:s text:c="2"/>i : controlledBy: "Detlev Ewert",</text:p>
      <text:p text:style-name="P1"><text:s text:c="2"/>i : controllerComment: "",</text:p>
      <text:p text:style-name="P1"><text:s text:c="2"/>i : validatedHomePoints: "25",</text:p>
      <text:p text:style-name="P1"><text:s text:c="2"/>i : validatedOpponentPoints: "15",</text:p>
      <text:p text:style-name="P1"><text:s text:c="2"/>i : decision: "home",</text:p>
      <text:p text:style-name="P5"><text:s text:c="2"/>w : startTime: "00:00:00",</text:p>
      <text:p text:style-name="P5"><text:s text:c="2"/>w : endTime: "00:00:00",</text:p>
      <text:p text:style-name="P1"><text:s text:c="2"/>s : uploadedAt: null</text:p>
      <text:p text:style-name="P6"><text:s text:c="2"/>r : _boutList: [</text:p>
      <text:p text:style-name="P1"><text:s text:c="5"/>{</text:p>
      <text:p text:style-name="P1"><text:s text:c="7"/>i : saisonId: "2019",</text:p>
      <text:p text:style-name="P1"><text:s text:c="7"/>i : competitionId: "011008a",</text:p>
      <text:p text:style-name="P1"><text:s text:c="7"/>i : order: "1",</text:p>
      <text:p text:style-name="P6"><text:s text:c="7"/>r : weightClass: "57",</text:p>
      <text:p text:style-name="P6"><text:s text:c="7"/>r : style: "LL",</text:p>
      <text:p text:style-name="P1"><text:s text:c="7"/><text:span text:style-name="T5">w : homeWrestlerName: "Sakhi",</text:span></text:p>
      <text:p text:style-name="P5"><text:s text:c="7"/>w : homeWrestlerGivenname: "Matin",</text:p>
      <text:p text:style-name="P5"><text:s text:c="7"/>w : opponentWrestlerName: "Lakatos",</text:p>
      <text:p text:style-name="P5"><text:s text:c="7"/>w : opponentWrestlerGivenname: "Szabolcz",</text:p>
      <text:p text:style-name="P5"><text:s text:c="7"/>w : homeWrestlerPoints: "0",</text:p>
      <text:p text:style-name="P1"><text:s text:c="7"/>i : homeWrestlerFlags: "0",</text:p>
      <text:p text:style-name="P1"><text:s text:c="7"/><text:span text:style-name="T5">w : opponentWrestlerPoints: "4",</text:span></text:p>
      <text:p text:style-name="P1"><text:s text:c="7"/>i : opponentWrestlerFlags: "0",</text:p>
      <text:p text:style-name="P5"><text:s text:c="7"/>w : result: "TÜ",</text:p>
      <text:p text:style-name="P5"><text:s text:c="7"/>w : round1: "0:15 ",</text:p>
      <text:p text:style-name="P5"><text:s text:c="7"/>w : round2: "",</text:p>
      <text:p text:style-name="P5"><text:s text:c="7"/>w : round3: "",</text:p>
      <text:p text:style-name="P5"><text:s text:c="7"/>w : round4: "",</text:p>
      <text:p text:style-name="P5"><text:s text:c="7"/>w : round5: "",</text:p>
      <text:p text:style-name="P7"><text:s text:c="7"/>w : <text:bookmark-start text:name="__DdeLink__437_1993061610"/>homeWrestlerRating<text:bookmark-end text:name="__DdeLink__437_1993061610"/>: "", <text:s text:c="6"/>– falsch noch im Interface: homeWrestlerStatus</text:p>
      <text:p text:style-name="P7"><text:s text:c="7"/>w : <text:bookmark-start text:name="__DdeLink__439_1993061610"/>opponentWrestlerRating<text:bookmark-end text:name="__DdeLink__439_1993061610"/>: "", <text:s text:c="2"/>- falsch noch im Interface: opponentWrestlerStatus</text:p>
      <text:p text:style-name="P1"><text:s text:c="7"/>o : <text:bookmark-start text:name="__DdeLink__441_1993061610"/>annotation<text:bookmark-end text:name="__DdeLink__441_1993061610"/>: {</text:p>
      <text:p text:style-name="P1"><text:s text:c="11"/>&lt;type&gt;::(comment|points|duration|result) : {</text:p>
      <text:p text:style-name="P1"><text:s text:c="16"/>&lt;nr&gt; : &lt;value</text:p>
      <text:p text:style-name="P1"><text:s text:c="11"/>}</text:p>
      <text:p text:style-name="P1"><text:s text:c="7"/>}</text:p>
      <text:p text:style-name="P1"><text:s text:c="4"/>}</text:p>
      <text:p text:style-name="P1"><text:s text:c="2"/>]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mpetition: {</text:p>
      <text:p text:style-name="P1"><text:s text:c="2"/>r : saisonId: "2019",</text:p>
      <text:p text:style-name="P1"><text:s text:c="2"/>r : competitionId: "011008a",</text:p>
      <text:p text:style-name="P1"><text:s text:c="2"/>r : homePoints: "25", <text:s text:c="5"/>// isNum()</text:p>
      <text:p text:style-name="P1"><text:s text:c="2"/>r : opponentPoints: "15", <text:s/>// isNum()</text:p>
      <text:p text:style-name="P1"><text:s text:c="2"/>w : audience: "50",</text:p>
      <text:p text:style-name="P1"><text:s text:c="2"/>w : editorComment: "Jerome Jan Eskiyapan (TV Dellwig) und Pietro Sabatino (TV Dellwig“,</text:p>
      <text:p text:style-name="P1"><text:s text:c="2"/>w : refereeName: "Manz",</text:p>
      <text:p text:style-name="P1"><text:s text:c="2"/>w : refereeGivenname: "Uwe",</text:p>
      <text:p text:style-name="P1"><text:s text:c="2"/>w : startTime: "00:00:00", // HH:MM:SS</text:p>
      <text:p text:style-name="P1"><text:s text:c="2"/>w : endTime: "00:00:00", <text:s text:c="2"/>// HH:MM:SS</text:p>
      <text:p text:style-name="P1"><text:s text:c="2"/>r : _boutList: [</text:p>
      <text:p text:style-name="P1"><text:s text:c="5"/>{</text:p>
      <text:p text:style-name="P1"><text:s text:c="7"/>r : weightClass: "57",</text:p>
      <text:p text:style-name="P1"><text:s text:c="7"/>r : style: "LL",</text:p>
      <text:p text:style-name="P1"><text:s text:c="7"/>w : homeWrestlerName: "Sakhi",</text:p>
      <text:p text:style-name="P1"><text:s text:c="7"/>w : homeWrestlerGivenname: "Matin",</text:p>
      <text:p text:style-name="P1"><text:s text:c="7"/>w : opponentWrestlerName: "Lakatos",</text:p>
      <text:p text:style-name="P1"><text:s text:c="7"/>w : opponentWrestlerGivenname: "Szabolcz",</text:p>
      <text:p text:style-name="P1"><text:s text:c="7"/>w : homeWrestlerPoints: "0",</text:p>
      <text:p text:style-name="P1"><text:s text:c="7"/>w : opponentWrestlerPoints: "4",</text:p>
      <text:p text:style-name="P1"><text:s text:c="7"/>w : result: "TÜ",</text:p>
      <text:p text:style-name="P1"><text:s text:c="7"/>w : round1: "0:15 ",</text:p>
      <text:p text:style-name="P1"><text:s text:c="7"/>w : round2: "",</text:p>
      <text:p text:style-name="P1"><text:s text:c="7"/>w : round3: "",</text:p>
      <text:p text:style-name="P1"><text:s text:c="7"/>w : round4: "",</text:p>
      <text:p text:style-name="P1"><text:s text:c="7"/>w : round5: "",</text:p>
      <text:p text:style-name="P3"><text:s text:c="7"/>w : homeWrestlerRating: "",</text:p>
      <text:p text:style-name="P3"><text:s text:c="7"/>w : opponentWrestlerRating: "",</text:p>
      <text:p text:style-name="P1"><text:s text:c="7"/>o : annotation: {</text:p>
      <text:p text:style-name="P1"><text:s text:c="11"/>&lt;type&gt;::(comment|points|<text:bookmark-start text:name="__DdeLink__443_1993061610"/>duration<text:bookmark-end text:name="__DdeLink__443_1993061610"/>|<text:bookmark-start text:name="__DdeLink__445_1993061610"/>result<text:bookmark-end text:name="__DdeLink__445_1993061610"/>) : {</text:p>
      <text:p text:style-name="P1"><text:s text:c="16"/>&lt;round&gt;::[1-5] : &lt;value&gt;::&lt;string&gt;</text:p>
      <text:p text:style-name="P1"><text:s text:c="11"/>}</text:p>
      <text:p text:style-name="P1"><text:s text:c="7"/>}</text:p>
      <text:p text:style-name="P1"><text:s text:c="4"/>}</text:p>
      <text:p text:style-name="P1"><text:s text:c="2"/>]</text:p>
      <text:p text:style-name="P1">}</text:p>
      <text:p text:style-name="P1"/>
      <text:p text:style-name="P1"/>
      <text:p text:style-name="P1">annotation ist optional. <text:s/>Format eine map-of-map, wobei der erste Schlüssel der Typ ist und der zweite Schlüssel die Runde. <text:s text:c="2"/>Hinweis: natürlich ist nach den aktuellen Ringkampfregeln hier nur die Runde „1“ sinnvoll. Werte 1 bis 5 würden aber akzeptiert werden. Andere vermutlich ignoriert :-) </text:p>
      <text:p text:style-name="P1"/>
      <text:p text:style-name="P1">Bedeutung und Syntax der annotations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comment</text:p>
          </table:table-cell>
          <table:table-cell table:style-name="Tabelle1.B1" office:value-type="string">
            <text:p text:style-name="P1">ein beliebiger Kommentar in HTML (!) (d.h. Sonderzeichen &lt;,&gt;,&amp; aber auch &lt;br&gt; STATT \N</text:p>
          </table:table-cell>
        </table:table-row>
        <table:table-row>
          <table:table-cell table:style-name="Tabelle1.A2" office:value-type="string">
            <text:p text:style-name="P1">points</text:p>
          </table:table-cell>
          <table:table-cell table:style-name="Tabelle1.B2" office:value-type="string">
            <text:p text:style-name="P1">Eine Punkteleiste gemäß folgender Grammatik:</text:p>
            <text:p text:style-name="P1"><text:bookmark-start text:name="__DdeLink__448_1993061610"/>&lt;&lt;point-data&gt;&gt; ::= &lt;token&gt; (WS &lt;token&gt;)::* ;</text:p>
            <text:p text:style-name="P1">&lt;token&gt; ::= (&lt;score&gt; | &lt;pause&gt;) ; </text:p>
            <text:p text:style-name="P1">&lt;score&gt; ::= &lt;color&gt;&lt;grade&gt;&lt;timeInSec&gt; ; </text:p>
            <text:p text:style-name="P1">&lt;color&gt; ::= („R“|“B“) ; </text:p>
            <text:p text:style-name="P1">&lt;grade&gt; ::= &lt;points&gt;|&lt;decision&gt; ; </text:p>
            <text:p text:style-name="P1">&lt;poin [0-9]{1,3} ;ts&gt; ::= [1-5] ;</text:p>
            <text:p text:style-name="P1">&lt;decision&gt; ::= [APV0O] ; </text:p>
            <text:p text:style-name="P1">&lt;timeInSec&gt; ::=</text:p>
            <text:p text:style-name="P1">&lt;pause&gt; ::= „#“ ;;<text:bookmark-end text:name="__DdeLink__448_1993061610"/></text:p>
          </table:table-cell>
        </table:table-row>
        <table:table-row>
          <table:table-cell table:style-name="Tabelle1.A2" office:value-type="string">
            <text:p text:style-name="P1">duration</text:p>
          </table:table-cell>
          <table:table-cell table:style-name="Tabelle1.B2" office:value-type="string">
            <text:p text:style-name="P1">Dauer der Runde in Sekunden</text:p>
          </table:table-cell>
        </table:table-row>
        <table:table-row>
          <table:table-cell table:style-name="Tabelle1.A2" office:value-type="string">
            <text:p text:style-name="P1">result</text:p>
          </table:table-cell>
          <table:table-cell table:style-name="Tabelle1.B2" office:value-type="string">
            <text:p text:style-name="P1">(braucht man nicht mehr und wird nur von 2005 Regelsatz berücksichtigt) <text:line-break/></text:p>
            <text:p text:style-name="P1">&lt;&lt;result-data&gt;&gt; ::= &lt;points&gt; WS „:“ &lt;points&gt; (WS &lt;decision&gt;)::? ;</text:p>
            <text:p text:style-name="P1">&lt;points&gt; ::= [1-9][0-9]:{0,2} ;</text:p>
            <text:p text:style-name="P1">&lt;decision&gt; ::= („2x3“ | „1x5“) ;;</text:p>
            <text:p text:style-name="P1"/>
          </table:table-cell>
        </table:table-row>
      </table:table>
      <text:p text:style-name="P1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yntax der KampfId: </text:p>
      <text:p text:style-name="P1"/>
      <text:p text:style-name="P1">&lt;&lt;cid&gt;&gt; ::= &lt;2tcid&gt; | &lt;3tcid&gt; ;</text:p>
      <text:p text:style-name="P1">&lt;2tcid&gt; ::= &lt;2thome&gt;::isa(&lt;2t&gt;)&lt;2topponent&gt;::isa(&lt;2t&gt;)&lt;unifier&gt;&lt;iterator&gt; ; </text:p>
      <text:p text:style-name="P1">&lt;3tcid&gt; ::= &lt;3thome&gt;::isa(&lt;3t&gt;)&lt;3topponent&gt;::isa(&lt;3t&gt;)&lt;unifier&gt;&lt;iterator&gt; ; </text:p>
      <text:p text:style-name="P1">&lt;2t&gt; ::= [0-9][0-9] ;</text:p>
      <text:p text:style-name="P1">&lt;3t&gt; ::= [0-9][0-9][0-9] ;</text:p>
      <text:p text:style-name="P1">&lt;unifier&gt; ::= [a-z] ; </text:p>
      <text:p text:style-name="P1">&lt;iterator&gt; ::= [1-9] ;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6T18:57:16.896000000</meta:creation-date>
    <dc:date>2021-03-17T14:49:23.35</dc:date>
    <meta:editing-duration>PT3H28M22S</meta:editing-duration>
    <meta:editing-cycles>9</meta:editing-cycles>
    <meta:generator>OpenOffice/4.1.9$Win32 OpenOffice.org_project/419m1$Build-9805</meta:generator>
    <meta:document-statistic meta:table-count="1" meta:image-count="0" meta:object-count="0" meta:page-count="3" meta:paragraph-count="138" meta:word-count="617" meta:character-count="4496"/>
  </office:meta>
</office:document-meta>
</file>